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Web_20_API">
      <style:graphic-properties draw:textarea-horizontal-align="justify" draw:textarea-vertical-align="middle" draw:auto-grow-height="false" fo:min-height="1.585cm" fo:min-width="6.985cm"/>
      <style:paragraph-properties style:writing-mode="lr-tb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6" style:family="graphic" style:parent-style-name="Web_20_API_20__28_small_29_">
      <style:graphic-properties draw:textarea-horizontal-align="justify" draw:textarea-vertical-align="middle" draw:auto-grow-height="false" fo:min-height="0.122cm" fo:min-width="1.588cm"/>
    </style:style>
    <style:style style:name="gr7" style:family="graphic" style:parent-style-name="AuthZ">
      <style:graphic-properties draw:textarea-horizontal-align="justify" draw:textarea-vertical-align="middle" draw:auto-grow-height="false" fo:min-height="1.27cm" fo:min-width="15.153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6.56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4" style:family="graphic" style:parent-style-name="AuthZ">
      <style:graphic-properties draw:textarea-horizontal-align="justify" draw:textarea-vertical-align="middle" draw:auto-grow-height="false" fo:min-height="1.27cm" fo:min-width="7.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37cm"/>
      <style:paragraph-properties style:writing-mode="lr-tb"/>
    </style:style>
    <style:style style:name="gr16" style:family="graphic" style:parent-style-name="AuthN">
      <style:graphic-properties draw:textarea-horizontal-align="justify" draw:textarea-vertical-align="middle" draw:auto-grow-height="false" fo:min-height="1.27cm" fo:min-width="7.391cm"/>
      <style:paragraph-properties style:writing-mode="lr-tb"/>
    </style:style>
    <style:style style:name="gr17" style:family="graphic" style:parent-style-name="standard">
      <style:graphic-properties draw:stroke="dash" draw:stroke-dash="Fine_20_Dashed" svg:stroke-color="#000000" draw:marker-start="Rounded_20_short_20_Arrow" draw:marker-start-width="0.3cm" draw:marker-end="" draw:marker-end-width="0.3cm" draw:textarea-vertical-align="middle"/>
    </style:style>
    <style:style style:name="gr18" style:family="graphic" style:parent-style-name="AuthN">
      <style:graphic-properties draw:textarea-horizontal-align="justify" draw:textarea-vertical-align="middle" draw:auto-grow-height="false" fo:min-height="1.146cm" fo:min-width="5.083cm"/>
      <style:paragraph-properties style:writing-mode="lr-tb"/>
    </style:style>
    <style:style style:name="gr19" style:family="graphic" style:parent-style-name="AuthZ">
      <style:graphic-properties draw:textarea-horizontal-align="justify" draw:textarea-vertical-align="middle" draw:auto-grow-height="false" fo:min-height="0.896cm" fo:min-width="4.583cm"/>
      <style:paragraph-properties style:writing-mode="lr-tb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798cm" svg:y1="2.553cm" svg:x2="17.798cm" svg:y2="9.284cm">
          <text:p/>
        </draw:line>
        <draw:frame draw:style-name="gr2" draw:text-style-name="P2" draw:layer="layout" svg:width="8.321cm" svg:height="0.962cm" svg:x="0.307cm" svg:y="3.924cm">
          <draw:text-box>
            <text:p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text:span text:style-name="T1">F</text:span><text:span text:style-name="T1">i</text:span><text:span text:style-name="T1">l</text:span><text:span text:style-name="T1">t</text:span><text:span text:style-name="T1">e</text:span><text:span text:style-name="T1">r</text:span><text:span text:style-name="T1">C</text:span><text:span text:style-name="T1">h</text:span><text:span text:style-name="T1">a</text:span><text:span text:style-name="T1">i</text:span><text:span text:style-name="T1">n</text:span></text:p>
          </draw:text-box>
        </draw:frame>
        <draw:custom-shape draw:style-name="gr3" draw:text-style-name="P4" draw:layer="layout" svg:width="6.985cm" svg:height="1.585cm" svg:x="1.267cm" svg:y="7.156cm">
          <text:p text:style-name="P3"><text:span text:style-name="T2">AuthorizationFil</text:span><text:span text:style-name="T2">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4.742cm" svg:y1="6.056cm" svg:x2="4.742cm" svg:y2="7.199cm" svg:d="M4742 6056v1143" svg:viewBox="0 0 1 1144">
          <text:p/>
        </draw:connector>
        <draw:custom-shape draw:style-name="gr5" draw:text-style-name="P5" draw:layer="layout" svg:width="8.1cm" svg:height="6.187cm" svg:x="0.642cm" svg:y="4.8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2cm" svg:y="5.1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2cm" svg:y="5.6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2cm" svg:y="9.8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2cm" svg:y="10.41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742cm" svg:y1="8.757cm" svg:x2="4.742cm" svg:y2="9.9cm" svg:d="M4742 8757v1143" svg:viewBox="0 0 1 1144">
          <text:p/>
        </draw:connector>
        <draw:custom-shape draw:style-name="gr7" draw:text-style-name="P6" draw:layer="layout" svg:width="15.153cm" svg:height="1.27cm" svg:x="10.231cm" svg:y="9.367cm">
          <text:p text:style-name="P3"><text:span text:style-name="T1">RequestMatcherDelegatingAuthoriza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8cm" svg:height="0.962cm" svg:x="13.415cm" svg:y="11.427cm">
          <draw:text-box>
            <text:p><text:span text:style-name="T1">Aut</text:span><text:span text:style-name="T1">hori</text:span><text:span text:style-name="T1">zed</text:span><text:span text:style-name="T1">?</text:span></text:p>
          </draw:text-box>
        </draw:frame>
        <draw:custom-shape draw:style-name="gr8" draw:text-style-name="P1" draw:layer="layout" svg:width="1.143cm" svg:height="1.143cm" svg:x="17.154cm" svg:y="13.1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7.83cm" svg:y1="10.652cm" svg:x2="17.764cm" svg:y2="13.127cm">
          <text:p/>
        </draw:line>
        <draw:custom-shape draw:style-name="gr9" draw:text-style-name="P5" draw:layer="layout" svg:width="8.1cm" svg:height="2.278cm" svg:x="5.642cm" svg:y="15.9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112cm" svg:height="2.278cm" svg:x="14.058cm" svg:y="15.92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19cm" svg:y1="13.648cm" svg:x2="9.74cm" svg:y2="13.656cm">
          <text:p/>
        </draw:line>
        <draw:line draw:style-name="gr1" draw:text-style-name="P1" draw:layer="layout" svg:x1="9.714cm" svg:y1="13.647cm" svg:x2="9.715cm" svg:y2="16.027cm">
          <text:p/>
        </draw:line>
        <draw:line draw:style-name="gr1" draw:text-style-name="P1" draw:layer="layout" svg:x1="17.725cm" svg:y1="14.282cm" svg:x2="17.725cm" svg:y2="16.06cm">
          <text:p/>
        </draw:line>
        <draw:frame draw:style-name="gr12" draw:text-style-name="P2" draw:layer="layout" svg:width="2.619cm" svg:height="0.962cm" svg:x="6.59cm" svg:y="14.309cm">
          <draw:text-box>
            <text:p><text:span text:style-name="T1">Denied</text:span></text:p>
          </draw:text-box>
        </draw:frame>
        <draw:frame draw:style-name="gr13" draw:text-style-name="P2" draw:layer="layout" svg:width="3.072cm" svg:height="0.962cm" svg:x="14.27cm" svg:y="14.312cm">
          <draw:text-box>
            <text:p><text:span text:style-name="T1">Success</text:span></text:p>
          </draw:text-box>
        </draw:frame>
        <draw:custom-shape draw:style-name="gr14" draw:text-style-name="P6" draw:layer="layout" svg:width="7.62cm" svg:height="1.27cm" svg:x="5.89cm" svg:y="16.367cm">
          <text:p text:style-name="P3"><text:span text:style-name="T1">AccessDenied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6.937cm" svg:height="1.673cm" svg:x="14.26cm" svg:y="16.278cm">
          <draw:text-box>
            <text:p text:style-name="P7"><text:span text:style-name="T1">Continue Processing</text:span><text:span text:style-name="T1"><text:line-break/></text:span><text:span text:style-name="T1">Request Normally</text:span></text:p>
          </draw:text-box>
        </draw:frame>
        <draw:line draw:style-name="gr11" draw:text-style-name="P1" draw:layer="layout" svg:x1="8.764cm" svg:y1="8.158cm" svg:x2="9.272cm" svg:y2="8.158cm">
          <text:p/>
        </draw:line>
        <draw:line draw:style-name="gr11" draw:text-style-name="P1" draw:layer="layout" svg:x1="9.272cm" svg:y1="8.158cm" svg:x2="9.272cm" svg:y2="2.553cm">
          <text:p/>
        </draw:line>
        <draw:line draw:style-name="gr11" draw:text-style-name="P1" draw:layer="layout" svg:x1="9.272cm" svg:y1="2.553cm" svg:x2="17.764cm" svg:y2="2.524cm">
          <text:p/>
        </draw:line>
        <draw:custom-shape draw:style-name="gr16" draw:text-style-name="P6" draw:layer="layout" svg:width="7.391cm" svg:height="1.27cm" svg:x="22.168cm" svg:y="3.023cm">
          <text:p text:style-name="P3"><text:span text:style-name="T1">SecurityContextHolder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0.387cm" svg:y1="3.658cm" svg:x2="22.143cm" svg:y2="3.658cm">
          <text:p/>
        </draw:line>
        <draw:custom-shape draw:style-name="gr18" draw:text-style-name="P3" draw:layer="layout" svg:width="5.207cm" svg:height="1.27cm" svg:x="15.131cm" svg:y="3.023cm">
          <text:p text:style-name="P3"><text:span text:style-name="T1">Authent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5.207cm" svg:height="1.27cm" svg:x="15.131cm" svg:y="4.724cm">
          <text:p text:style-name="P3"><text:span text:style-name="T1">FilterInv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0.635cm" svg:height="0.635cm" svg:x="21.1cm" svg:y="2.923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35cm" svg:height="0.635cm" svg:x="21.1cm" svg:y="4.72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35cm" svg:height="0.635cm" svg:x="17.5cm" svg:y="7.92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35cm" svg:height="0.635cm" svg:x="17.4cm" svg:y="14.523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35cm" svg:height="0.635cm" svg:x="9.4cm" svg:y="14.523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7T13:18:54.779646181</meta:creation-date>
    <meta:editing-duration>PT6M53S</meta:editing-duration>
    <meta:editing-cycles>4</meta:editing-cycles>
    <meta:generator>LibreOffice/6.4.7.2$Linux_X86_64 LibreOffice_project/40$Build-2</meta:generator>
    <dc:date>2021-11-15T07:07:13.198865920</dc:date>
    <meta:document-statistic meta:object-count="35"/>
    <meta:template xlink:type="simple" xlink:actuate="onRequest" xlink:title="palette" xlink:href="../../../../../../../../../../../../Templates/Spring/palette.otg" meta:date="2020-02-27T13:18:54.545437478"/>
  </office:meta>
</office:document-meta>
</file>